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h text:outline-level="1" text:style-name="Heading_20_1"/>
      <text:p text:style-name="Text_20_body">Standard Hello</text:p>
      <text:p text:style-name="Text_20_body">Standard World</text:p>
      <text:p text:style-name="Text_20_body">Standard 45</text:p>
      <text:p text:style-name="Text_20_body">Standard True</text:p>
      <text:h text:outline-level="1" text:style-name="Heading_20_1">Last title</text:h>
      <text:p text:style-name="Text_20_body">Last.</text:p>
      <text:p text:style-name="Text_20_body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19T09:20:48</meta:creation-date>
    <dc:creator>Gaetan Delannay</dc:creator>
    <dc:date>2006-10-24T07:15:08</dc:date>
    <dc:language>fr-BE</dc:language>
    <meta:editing-cycles>7</meta:editing-cycles>
    <meta:editing-duration>PT6M5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5" meta:character-count="29"/>
  </office:meta>
</office:document-meta>
</file>